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3500" officeooo:paragraph-rsid="001b3500"/>
    </style:style>
    <style:style style:name="P2" style:family="paragraph" style:parent-style-name="Standard">
      <style:text-properties officeooo:rsid="001b3500" officeooo:paragraph-rsid="001cac65"/>
    </style:style>
    <style:style style:name="P3" style:family="paragraph" style:parent-style-name="Standard">
      <style:text-properties officeooo:rsid="001b3500" officeooo:paragraph-rsid="001e2878"/>
    </style:style>
    <style:style style:name="P4" style:family="paragraph" style:parent-style-name="Standard">
      <style:text-properties officeooo:rsid="001b3500" officeooo:paragraph-rsid="001f1ea0"/>
    </style:style>
    <style:style style:name="P5" style:family="paragraph" style:parent-style-name="Standard">
      <style:text-properties officeooo:rsid="001b3500" officeooo:paragraph-rsid="0021b9a5"/>
    </style:style>
    <style:style style:name="P6" style:family="paragraph" style:parent-style-name="Standard">
      <style:text-properties officeooo:rsid="001b3500" officeooo:paragraph-rsid="003768a1"/>
    </style:style>
    <style:style style:name="P7" style:family="paragraph" style:parent-style-name="Standard">
      <style:text-properties officeooo:rsid="001b3500" officeooo:paragraph-rsid="0039ef39"/>
    </style:style>
    <style:style style:name="P8" style:family="paragraph" style:parent-style-name="Standard">
      <style:text-properties officeooo:paragraph-rsid="001b3500"/>
    </style:style>
    <style:style style:name="P9" style:family="paragraph" style:parent-style-name="Standard">
      <style:text-properties officeooo:paragraph-rsid="001cac65"/>
    </style:style>
    <style:style style:name="P10" style:family="paragraph" style:parent-style-name="Standard">
      <style:text-properties officeooo:paragraph-rsid="0021b9a5"/>
    </style:style>
    <style:style style:name="P11" style:family="paragraph" style:parent-style-name="Standard">
      <style:text-properties officeooo:rsid="00364b72" officeooo:paragraph-rsid="00364b72"/>
    </style:style>
    <style:style style:name="T1" style:family="text">
      <style:text-properties officeooo:rsid="001b3500"/>
    </style:style>
    <style:style style:name="T2" style:family="text">
      <style:text-properties officeooo:rsid="001cac65"/>
    </style:style>
    <style:style style:name="T3" style:family="text">
      <style:text-properties officeooo:rsid="001d6f36"/>
    </style:style>
    <style:style style:name="T4" style:family="text">
      <style:text-properties officeooo:rsid="001f1ea0"/>
    </style:style>
    <style:style style:name="T5" style:family="text">
      <style:text-properties officeooo:rsid="0021b9a5"/>
    </style:style>
    <style:style style:name="T6" style:family="text">
      <style:text-properties officeooo:rsid="003768a1"/>
    </style:style>
    <style:style style:name="T7" style:family="text">
      <style:text-properties officeooo:rsid="0039ef39"/>
    </style:style>
    <style:style style:name="T8" style:family="text">
      <style:text-properties officeooo:rsid="003b5c84"/>
    </style:style>
    <style:style style:name="T9" style:family="text">
      <style:text-properties officeooo:rsid="003bdf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ionID <text:s/><text:span text:style-name="T4">=</text:span> <text:span text:style-name="T1">1 <text:s text:c="4"/>从当前位置旋转某个角度</text:span></text:p>
      <text:p text:style-name="P1">mode <text:s text:c="2"/><text:span text:style-name="T4">=</text:span> <text:s/>1 <text:s text:c="4"/>向左旋转 <text:s text:c="2"/>pitch</text:p>
      <text:p text:style-name="P1">mode <text:s text:c="2"/><text:span text:style-name="T4">= <text:s/></text:span>2 <text:s text:c="3"/>向右旋转 <text:s text:c="3"/>pitch</text:p>
      <text:p text:style-name="P1">mode <text:s/><text:span text:style-name="T4">= <text:s/></text:span>3 <text:s text:c="4"/>向上旋转 <text:s text:c="2"/>yaw</text:p>
      <text:p text:style-name="P1">mode <text:s text:c="2"/><text:span text:style-name="T4">= </text:span>4 <text:s text:c="4"/>向下旋转 <text:s text:c="4"/>yaw</text:p>
      <text:p text:style-name="P1">mode <text:s text:c="2"/><text:span text:style-name="T9">=5 <text:s text:c="4"/>去预制位置 <text:s/>pre_id</text:span></text:p>
      <text:p text:style-name="P1"/>
      <text:p text:style-name="P1"/>
      <text:p text:style-name="P1"/>
      <text:p text:style-name="P8">ActionID <text:s text:c="2"/><text:span text:style-name="T1">2 <text:s text:c="5"/>从当前位置旋转到某个位置</text:span></text:p>
      <text:p text:style-name="P1"/>
      <text:p text:style-name="P1">mode <text:s/>1 <text:s text:c="4"/>水平旋转到 <text:s text:c="2"/>pitch <text:s/>[0-359.99] <text:s text:c="2"/></text:p>
      <text:p text:style-name="P1">mode <text:s text:c="2"/>2 <text:s text:c="3"/>倾斜旋转到 <text:s text:c="3"/>yaw <text:s/>[-90.00 <text:s text:c="2"/>90.00] <text:s text:c="5"/></text:p>
      <text:p text:style-name="P1">mode <text:s/><text:span text:style-name="T2">0 <text:s text:c="4"/>位置归零</text:span></text:p>
      <text:p text:style-name="P1"/>
      <text:p text:style-name="P1"/>
      <text:p text:style-name="P1"/>
      <text:p text:style-name="P9">ActionID <text:s/><text:span text:style-name="T4">=</text:span> <text:span text:style-name="T5">3 <text:s text:c="4"/>从当前位置一直转</text:span></text:p>
      <text:p text:style-name="P2">mode <text:span text:style-name="T4">=</text:span> <text:s/>1 <text:s text:c="4"/>水平向左一直转</text:p>
      <text:p text:style-name="P2">mode <text:s/><text:span text:style-name="T4">=</text:span> 2 <text:s text:c="4"/>水平向右一直转</text:p>
      <text:p text:style-name="P2">mode <text:s/><text:span text:style-name="T4">= 3 <text:s text:c="5"/>向上一直转</text:span></text:p>
      <text:p text:style-name="P2">mode <text:s text:c="2"/><text:span text:style-name="T4">=4 <text:s text:c="5"/>向下一直转</text:span></text:p>
      <text:p text:style-name="P3">mode <text:s/><text:span text:style-name="T4">=</text:span> <text:span text:style-name="T3">5 <text:s text:c="5"/>停止运动</text:span></text:p>
      <text:p text:style-name="P3"/>
      <text:p text:style-name="P3"/>
      <text:p text:style-name="P10">ActionID <text:s/><text:span text:style-name="T4">=</text:span> <text:span text:style-name="T5">4 <text:s text:c="3"/>查询当前角度</text:span></text:p>
      <text:p text:style-name="P5">mode <text:span text:style-name="T4">=</text:span> <text:s/>1 <text:s text:c="5"/>查询当前水平角度</text:p>
      <text:p text:style-name="P5">mode <text:s/><text:span text:style-name="T4">=</text:span> 2 <text:s text:c="5"/>查询当前水平角度</text:p>
      <text:p text:style-name="P5"/>
      <text:p text:style-name="P1"/>
      <text:p text:style-name="P4">ActionID <text:s text:c="2"/><text:span text:style-name="T4">= 5 <text:s text:c="4"/>焦距一直转</text:span></text:p>
      <text:p text:style-name="P4">mode <text:s/><text:span text:style-name="T4">=1 <text:s text:c="12"/>zoom <text:s/>变大 <text:s text:c="3"/>焦距变倍增加 <text:s text:c="2"/>图像视野变小</text:span></text:p>
      <text:p text:style-name="P6">mode <text:s/><text:span text:style-name="T4">=2 <text:s text:c="12"/>zoom <text:s/>变小 <text:s text:c="3"/>焦距变倍减小 <text:s text:c="2"/>图像视野变大</text:span></text:p>
      <text:p text:style-name="P4">mode <text:s/><text:span text:style-name="T4">=3 <text:s text:c="12"/>停止</text:span></text:p>
      <text:p text:style-name="P4">mode <text:s/><text:span text:style-name="T6">=4 <text:s text:c="11"/>focus <text:s/>near <text:s text:c="2"/>焦距调近 <text:s/>调节图像清晰度 <text:s/>不影响视野大小</text:span></text:p>
      <text:p text:style-name="P7">mode <text:s/><text:span text:style-name="T6">=5 <text:s text:c="11"/>focus <text:s/>far <text:s text:c="4"/>焦距调远 <text:s/>调节图像清晰度 <text:s/>不影响视野大小</text:span></text:p>
      <text:p text:style-name="P7">mode <text:s/><text:span text:style-name="T7">=6 <text:s text:c="12"/>zoom变倍 <text:s text:c="2"/>数值为 <text:s/>zoom <text:s/>取值范围[0.0-20.0]</text:span></text:p>
      <text:p text:style-name="P7">mode <text:span text:style-name="T8">=7 <text:s text:c="13"/>查询变倍数 <text:s/></text:span></text:p>
      <text:p text:style-name="P7"/>
      <text:p text:style-name="P7"/>
      <text:p text:style-name="P4"/>
      <text:p text:style-name="P4"/>
      <text:p text:style-name="P11">水平方向 <text:s/>0-360 <text:s/>按逆时针旋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15:25:29.473451461</meta:creation-date>
    <dc:date>2021-12-02T15:26:58.084435738</dc:date>
    <meta:editing-duration>P2DT1H28M10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299" meta:character-count="852" meta:non-whitespace-character-count="490"/>
  </office:meta>
</office:document-meta>
</file>